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8.036cm"/>
    </style:style>
    <style:style style:name="co3" style:family="table-column">
      <style:table-column-properties fo:break-before="auto" style:column-width="23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fo:border-left="0.74pt solid #000000" fo:border-right="none" fo:border-top="none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b2b2b2" fo:border-left="none" fo:border-right="0.74pt solid #00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>
      <style:table-cell-properties fo:border-bottom="none" fo:background-color="#b2b2b2" fo:border-left="0.74pt solid #000000" fo:border-right="0.74pt solid #000000" fo:border-top="none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1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userstory</text:p>
          </table:table-cell>
          <table:table-cell table:style-name="ce7" office:value-type="string" calcext:value-type="string">
            <text:p>приоритет</text:p>
          </table:table-cell>
          <table:table-cell table:style-name="ce4" office:value-type="string" calcext:value-type="string">
            <text:p>примечание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string" calcext:value-type="string">
            <text:p>я хочу выбрать желаемую игру из списка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чтобы система автоматически предложила несколько готовых сборок, которые гарантированно ответят нужным требованиям пользователя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string" calcext:value-type="string">
            <text:p>я хочу видеть предупреждения о несовместимости компонентов в реальном времени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чтобы избежать ошибок при сборке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string" calcext:value-type="string">
            <text:p>я хочу установить четкий лимит бюджета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чтобы конструктор автоматически подбирал компоненты, не выходя за рамки бюджета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string" calcext:value-type="string">
            <text:p>я хочу использовать «режим новичка», с пошаговым гайдом, где я выбираю цель использования ПК</text:p>
          </table:table-cell>
          <table:table-cell office:value-type="string" calcext:value-type="string">
            <text:p>высокий</text:p>
          </table:table-cell>
          <table:table-cell office:value-type="string" calcext:value-type="string">
            <text:p>чтобы получить простой и понятный путь к созданию сборка без необходимости разбираться в спецификациях ПК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string" calcext:value-type="string">
            <text:p>я хочу видеть ориентир в виде FPS в моих выбранных играх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чтобы понимать насколько плавно и комфортно будет играть в «не зарегало 2»</text:p>
          </table:table-cell>
        </table:table-row>
        <table:table-row table:style-name="ro1">
          <table:table-cell office:value-type="string" calcext:value-type="string">
            <text:p>user6</text:p>
          </table:table-cell>
          <table:table-cell office:value-type="string" calcext:value-type="string">
            <text:p>я хочу выбирать профили задач, например «видеомонтаж в 4К», «Стриминг», 3D-моделирование» и т. д.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чтобы конфигуратор делал акцент на этих задачах и подбирал комплектующие с их учетом</text:p>
          </table:table-cell>
        </table:table-row>
        <table:table-row table:style-name="ro1">
          <table:table-cell office:value-type="string" calcext:value-type="string">
            <text:p>user7</text:p>
          </table:table-cell>
          <table:table-cell office:value-type="string" calcext:value-type="string">
            <text:p>я хочу сравнивать две разные конфигурации, видя разницу между ними </text:p>
          </table:table-cell>
          <table:table-cell office:value-type="string" calcext:value-type="string">
            <text:p>средний</text:p>
          </table:table-cell>
          <table:table-cell office:value-type="string" calcext:value-type="string">
            <text:p>чтобы принять обоснованное решение в выборе сборки</text:p>
          </table:table-cell>
        </table:table-row>
        <table:table-row table:style-name="ro1">
          <table:table-cell table:style-name="ce3" office:value-type="string" calcext:value-type="string">
            <text:p>user8</text:p>
          </table:table-cell>
          <table:table-cell table:style-name="ce6" office:value-type="string" calcext:value-type="string">
            <text:p>я хочу иметь возможность сохранить свою конфигурацию и сделать его общедоступным для сообщества </text:p>
          </table:table-cell>
          <table:table-cell table:style-name="ce6" office:value-type="string" calcext:value-type="string">
            <text:p>средний</text:p>
          </table:table-cell>
          <table:table-cell table:style-name="ce9" office:value-type="string" calcext:value-type="string">
            <text:p>чтобы получать советы от разбирающихся в теме железа люде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.00.0000</text:date>, <text:time style:data-style-name="N2" text:time-value="10:44:01.12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09:32:49.654000000</meta:creation-date>
    <dc:date>2025-10-01T10:45:52.965000000</dc:date>
    <meta:editing-duration>PT1H12M51S</meta:editing-duration>
    <meta:editing-cycles>2</meta:editing-cycles>
    <meta:generator>LibreOffice/7.5.3.2$Windows_X86_64 LibreOffice_project/9f56dff12ba03b9acd7730a5a481eea045e468f3</meta:generator>
    <meta:document-statistic meta:table-count="1" meta:cell-count="36" meta:object-count="0"/>
  </office:meta>
</office:document-meta>
</file>